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99ccff" draw:textarea-horizontal-align="left" draw:textarea-vertical-align="top" draw:auto-grow-height="false"/>
    </style:style>
    <style:style style:name="gr3" style:family="graphic" style:parent-style-name="standard">
      <style:graphic-properties draw:fill="none" draw:fill-color="#ffcc99" draw:textarea-horizontal-align="left" draw:textarea-vertical-align="top" draw:auto-grow-height="false"/>
    </style:style>
    <style:style style:name="gr4" style:family="graphic" style:parent-style-name="standard">
      <style:graphic-properties draw:fill-color="#ffcc99" draw:textarea-horizontal-align="left" draw:textarea-vertical-align="top" draw:auto-grow-height="false"/>
    </style:style>
    <style:style style:name="gr5" style:family="graphic" style:parent-style-name="standard">
      <style:graphic-properties draw:fill-color="#ff9966" draw:textarea-horizontal-align="left" draw:textarea-vertical-align="top" draw:auto-grow-height="false"/>
    </style:style>
    <style:style style:name="gr6" style:family="graphic" style:parent-style-name="standard">
      <style:graphic-properties draw:fill="solid" draw:fill-color="#ffcc99" draw:textarea-horizontal-align="left" draw:textarea-vertical-align="top" draw:auto-grow-height="fals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6.891cm" svg:height="14.224cm" svg:x="2.397cm" svg:y="4.5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6.891cm" svg:height="1.651cm" svg:x="2.397cm" svg:y="21.909cm">
          <text:p text:style-name="P2">SEFRAN/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6.891cm" svg:height="1.727cm" svg:x="2.395cm" svg:y="24.068cm">
          <text:p text:style-name="P2">RAWDATA/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5.494cm" svg:height="4.445cm" svg:x="3.032cm" svg:y="5.094cm">
          <text:p text:style-name="P1">CONF/</text:p>
          <text:p text:style-name="P1">DATA/</text:p>
          <text:p text:style-name="P1">LOGS/</text:p>
          <text:p text:style-name="P1">OUTG/</text:p>
          <text:p text:style-name="P1">OUTR/</text:p>
          <text:p text:style-name="P1">WWW/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5.494cm" svg:height="1.556cm" svg:x="3.085cm" svg:y="9.942cm">
          <text:p text:style-name="P1">CODE</text:p>
          <text:p text:style-name="P1">DOC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15.569cm" svg:height="3.186cm" svg:x="3.084cm" svg:y="11.941cm">
          <text:p text:style-name="P1">WebObs-Version/</text:p>
          <text:p text:style-name="P1"><text:s text:c="3"/>DOC/</text:p>
          <text:p text:style-name="P1"><text:s text:c="3"/>CODE/</text:p>
          <text:p text:style-name="P1"><text:s text:c="3"/>SETUP/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494cm" svg:height="2.407cm" svg:x="3.084cm" svg:y="15.641cm">
          <text:p text:style-name="P1">WebObs-Version.tgz</text:p>
          <text:p text:style-name="P1">WebObs-Version.tgz.md5</text:p>
          <text:p text:style-name="P1">MCR_R2011b_glnx*_installer.zip 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6.891cm" svg:height="1.651cm" svg:x="2.396cm" svg:y="19.708cm">
          <text:p text:style-name="P1">MATLAB_Compiler_Runtime/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6.891cm" svg:height="1.044cm" svg:x="2.395cm" svg:y="1.607cm">
          <text:p text:style-name="P1">/etc/webobs.d 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6.891cm" svg:height="1.044cm" svg:x="2.394cm" svg:y="3.006cm">
          <text:p text:style-name="P1">apache virtualhost Document Root 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15.621cm" svg:height="0.889cm" svg:x="2.905cm" svg:y="5.064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line-skew="-0.639cm" svg:x1="2.395cm" svg:y1="2.129cm" svg:x2="2.905cm" svg:y2="5.508cm" draw:start-shape="id1" draw:start-glue-point="3" draw:end-shape="id2" draw:end-glue-point="3" svg:d="m2395 2129h-1141v3379h1651" svg:viewBox="0 0 1652 3380">
          <text:p/>
        </draw:connector>
        <draw:connector draw:style-name="gr8" draw:text-style-name="P2" draw:layer="layout" svg:x1="2.394cm" svg:y1="3.528cm" svg:x2="2.397cm" svg:y2="11.698cm" draw:start-shape="id3" draw:start-glue-point="3" draw:end-shape="id4" svg:d="m2394 3528h-502v8170h505" svg:viewBox="0 0 506 8171">
          <text:p/>
        </draw:connector>
        <draw:connector draw:style-name="gr8" draw:text-style-name="P2" draw:layer="layout" draw:line-skew="0.643cm" svg:x1="18.579cm" svg:y1="10.72cm" svg:x2="18.653cm" svg:y2="13.534cm" draw:start-shape="id5" draw:start-glue-point="1" draw:end-shape="id6" draw:end-glue-point="1" svg:d="m18579 10720h1217v2814h-1143" svg:viewBox="0 0 1218 2815">
          <text:p/>
        </draw:connector>
        <draw:connector draw:style-name="gr8" draw:text-style-name="P2" draw:layer="layout" draw:line-skew="0.802cm" svg:x1="18.526cm" svg:y1="5.508cm" svg:x2="19.288cm" svg:y2="22.734cm" draw:start-shape="id2" draw:start-glue-point="1" draw:end-shape="id7" draw:end-glue-point="1" svg:d="m18526 5508h2064v17226h-1302" svg:viewBox="0 0 2065 17227">
          <text:p/>
        </draw:connector>
        <draw:connector draw:style-name="gr8" draw:text-style-name="P2" draw:layer="layout" draw:line-skew="0.769cm" svg:x1="18.526cm" svg:y1="5.508cm" svg:x2="18.526cm" svg:y2="7.316cm" draw:start-shape="id2" draw:start-glue-point="1" draw:end-shape="id8" draw:end-glue-point="1" svg:d="m18526 5508h1270v1808h-1270" svg:viewBox="0 0 1271 1809">
          <text:p/>
        </draw:connector>
        <draw:connector draw:style-name="gr8" draw:text-style-name="P2" draw:layer="layout" draw:line-skew="0.804cm" svg:x1="18.526cm" svg:y1="5.508cm" svg:x2="19.286cm" svg:y2="24.931cm" draw:start-shape="id2" draw:start-glue-point="1" draw:end-shape="id9" draw:end-glue-point="1" svg:d="m18526 5508h2064v19423h-1304" svg:viewBox="0 0 2065 194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08T02:20:55</meta:creation-date>
    <dc:date>2014-08-08T04:23:10</dc:date>
    <meta:editing-duration>PT14M44S</meta:editing-duration>
    <meta:editing-cycles>1</meta:editing-cycles>
    <meta:document-statistic meta:object-count="17"/>
    <meta:generator>LibreOffice/3.5$Linux_X86_64 LibreOffice_project/350m1$Build-2</meta:generator>
  </office:meta>
</office:document-meta>
</file>